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mbuscado, Geoffrey C.</text:p>
      <text:p text:style-name="Standard">ITC53 – 403I / M - H404 - 06:30PM-07:30PM</text:p>
      <text:p text:style-name="P1"/>
      <text:p text:style-name="P2">Final Report</text:p>
      <text:p text:style-name="P3"/>
      <text:p text:style-name="P3"/>
      <text:p text:style-name="P4">First of all I want to thank my professors who has been teaching me over the past years, and I specially thank to my OJT adviser Prof. Gatpandan for this opportunity to keep myself monitored in managing the required documents for this subject. On the outside of the classroom, I learned a lot in the IT industry about web development, new web development technologies, system maintenance, dealing with clients and many more.</text:p>
      <text:p text:style-name="P4">Aside in the web development field, there are times that I take the role in hardware troubleshooting, which is more challenging its because a single problem in the hardware has one or more solutions to that problem, unlike programming 1 error can have one solution but sometimes depends on what error on the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Embuscado</meta:initial-creator>
    <meta:creation-date>2013-09-22T18:11:47.61</meta:creation-date>
    <dc:date>2013-09-22T20:26:32.88</dc:date>
    <dc:creator>Geoffrey Embuscado</dc:creator>
    <meta:editing-duration>PT2H45S</meta:editing-duration>
    <meta:editing-cycles>7</meta:editing-cycles>
    <meta:generator>OpenOffice/4.0.0$Win32 OpenOffice.org_project/400m3$Build-9702</meta:generator>
    <meta:document-statistic meta:table-count="0" meta:image-count="0" meta:object-count="0" meta:page-count="1" meta:paragraph-count="5" meta:word-count="140" meta:character-count="812"/>
  </office:meta>
</office:document-meta>
</file>